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Tabla3" style:family="table">
      <style:table-properties style:width="17.295cm" fo:margin-left="-0.023cm" table:align="left" style:writing-mode="lr-tb"/>
    </style:style>
    <style:style style:name="Tabla3.A" style:family="table-column">
      <style:table-column-properties style:column-width="2.381cm"/>
    </style:style>
    <style:style style:name="Tabla3.B" style:family="table-column">
      <style:table-column-properties style:column-width="14.914cm"/>
    </style:style>
    <style:style style:name="Tabla3.A1" style:family="table-cell">
      <style:table-cell-properties fo:background-color="#ffffff" fo:padding="0cm" fo:border="none">
        <style:background-image/>
      </style:table-cell-properties>
    </style:style>
    <style:style style:name="Tabla4" style:family="table">
      <style:table-properties style:width="8.599cm" table:align="left" style:writing-mode="lr-tb"/>
    </style:style>
    <style:style style:name="Tabla4.A" style:family="table-column">
      <style:table-column-properties style:column-width="2.99cm"/>
    </style:style>
    <style:style style:name="Tabla4.B" style:family="table-column">
      <style:table-column-properties style:column-width="5.609cm"/>
    </style:style>
    <style:style style:name="Tabla4.A1" style:family="table-cell">
      <style:table-cell-properties fo:background-color="#ffffff" fo:padding="0cm" fo:border="none">
        <style:background-image/>
      </style:table-cell-properties>
    </style:style>
    <style:style style:name="Tabla5" style:family="table">
      <style:table-properties style:width="16.219cm" fo:margin-left="-0.026cm" table:align="left" style:writing-mode="lr-tb"/>
    </style:style>
    <style:style style:name="Tabla5.A" style:family="table-column">
      <style:table-column-properties style:column-width="2.99cm"/>
    </style:style>
    <style:style style:name="Tabla5.B" style:family="table-column">
      <style:table-column-properties style:column-width="13.229cm"/>
    </style:style>
    <style:style style:name="Tabla5.A1" style:family="table-cell">
      <style:table-cell-properties fo:background-color="#ffffff" fo:padding="0cm" fo:border="none">
        <style:background-image/>
      </style:table-cell-properties>
    </style:style>
    <style:style style:name="Tabla6" style:family="table">
      <style:table-properties style:width="17.101cm" fo:margin-left="0.049cm" table:align="left" style:writing-mode="lr-tb"/>
    </style:style>
    <style:style style:name="Tabla6.A" style:family="table-column">
      <style:table-column-properties style:column-width="2.693cm"/>
    </style:style>
    <style:style style:name="Tabla6.B" style:family="table-column">
      <style:table-column-properties style:column-width="14.407cm"/>
    </style:style>
    <style:style style:name="Tabla6.A1" style:family="table-cell">
      <style:table-cell-properties fo:background-color="#ffffff" fo:padding="0cm" fo:border="none">
        <style:background-image/>
      </style:table-cell-properties>
    </style:style>
    <style:style style:name="Tabla7" style:family="table">
      <style:table-properties style:width="17.025cm" fo:margin-left="0.145cm" table:align="left" style:writing-mode="lr-tb"/>
    </style:style>
    <style:style style:name="Tabla7.A" style:family="table-column">
      <style:table-column-properties style:column-width="2.526cm"/>
    </style:style>
    <style:style style:name="Tabla7.B" style:family="table-column">
      <style:table-column-properties style:column-width="14.499cm"/>
    </style:style>
    <style:style style:name="Tabla7.A1" style:family="table-cell">
      <style:table-cell-properties fo:background-color="#ffffff" fo:padding="0cm" fo:border="none">
        <style:background-image/>
      </style:table-cell-properties>
    </style:style>
    <style:style style:name="P1" style:family="paragraph" style:parent-style-name="Footer">
      <style:paragraph-properties fo:break-before="page"/>
      <style:text-properties fo:color="#999966"/>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Footer">
      <style:paragraph-properties>
        <style:tab-stops>
          <style:tab-stop style:position="17cm" style:type="right"/>
          <style:tab-stop style:position="25.598cm" style:type="right"/>
        </style:tab-stops>
      </style:paragraph-properties>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text-properties style:font-name="Calibri" fo:font-size="24pt" fo:font-weight="bold" style:font-size-asian="24pt" style:font-weight-asian="bold" style:font-size-complex="24pt" style:font-weight-complex="bold"/>
    </style:style>
    <style:style style:name="P7" style:family="paragraph" style:parent-style-name="Standard">
      <style:text-properties style:font-name="Calibri" fo:font-size="12pt" style:font-size-asian="12pt" style:font-size-complex="12pt"/>
    </style:style>
    <style:style style:name="P8"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11" style:family="paragraph" style:parent-style-name="Standard">
      <style:text-properties officeooo:paragraph-rsid="002ff06a"/>
    </style:style>
    <style:style style:name="P12" style:family="paragraph" style:parent-style-name="Text_20_body">
      <style:text-properties fo:color="#336633" fo:font-size="14pt" style:font-size-asian="14pt" style:font-size-complex="14pt"/>
    </style:style>
    <style:style style:name="P13" style:family="paragraph" style:parent-style-name="Text_20_body">
      <style:text-properties officeooo:paragraph-rsid="002fc754"/>
    </style:style>
    <style:style style:name="P14" style:family="paragraph" style:parent-style-name="Text_20_body">
      <style:text-properties officeooo:rsid="002fc754" officeooo:paragraph-rsid="002fc754"/>
    </style:style>
    <style:style style:name="P15" style:family="paragraph" style:parent-style-name="Text_20_body">
      <style:text-properties officeooo:rsid="002ff06a" officeooo:paragraph-rsid="002ff06a"/>
    </style:style>
    <style:style style:name="P16" style:family="paragraph" style:parent-style-name="Text_20_body">
      <style:text-properties officeooo:rsid="0027252d" officeooo:paragraph-rsid="002fc754"/>
    </style:style>
    <style:style style:name="P17" style:family="paragraph" style:parent-style-name="Text_20_body">
      <style:text-properties officeooo:rsid="0034b707" officeooo:paragraph-rsid="0034b707"/>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4393ae" officeooo:paragraph-rsid="004393ae" style:font-weight-asian="bold" style:font-weight-complex="bold"/>
    </style:style>
    <style:style style:name="P20" style:family="paragraph" style:parent-style-name="Text_20_body">
      <style:text-properties officeooo:rsid="00383f21" officeooo:paragraph-rsid="00383f21"/>
    </style:style>
    <style:style style:name="P21" style:family="paragraph" style:parent-style-name="Text_20_body">
      <style:paragraph-properties fo:text-align="start" style:justify-single-word="false"/>
    </style:style>
    <style:style style:name="P22" style:family="paragraph" style:parent-style-name="Text_20_body">
      <style:text-properties officeooo:rsid="004393ae" officeooo:paragraph-rsid="004393ae"/>
    </style:style>
    <style:style style:name="P23" style:family="paragraph" style:parent-style-name="Text_20_body">
      <style:text-properties officeooo:paragraph-rsid="00450963"/>
    </style:style>
    <style:style style:name="P24" style:family="paragraph" style:parent-style-name="Text_20_body">
      <style:text-properties officeooo:paragraph-rsid="00470712"/>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officeooo:rsid="001c93ef" officeooo:paragraph-rsid="0056b283"/>
    </style:style>
    <style:style style:name="P29" style:family="paragraph" style:parent-style-name="Text_20_body">
      <style:paragraph-properties fo:margin-left="0cm" fo:margin-right="0cm" fo:text-indent="0cm" style:auto-text-indent="false"/>
      <style:text-properties officeooo:rsid="0056b283" officeooo:paragraph-rsid="0056b283"/>
    </style:style>
    <style:style style:name="P30" style:family="paragraph" style:parent-style-name="Código">
      <style:paragraph-properties fo:margin-left="0cm" fo:margin-right="0cm" fo:text-indent="0cm" style:auto-text-indent="false"/>
    </style:style>
    <style:style style:name="P31" style:family="paragraph" style:parent-style-name="Código">
      <style:paragraph-properties fo:margin-left="0cm" fo:margin-right="0cm" fo:text-align="start" style:justify-single-word="false" fo:text-indent="0cm" style:auto-text-indent="false"/>
      <style:text-properties officeooo:paragraph-rsid="0034b707"/>
    </style:style>
    <style:style style:name="P32" style:family="paragraph" style:parent-style-name="Código">
      <style:paragraph-properties fo:margin-left="0cm" fo:margin-right="0cm" fo:text-indent="0cm" style:auto-text-indent="false"/>
      <style:text-properties officeooo:paragraph-rsid="00383f21"/>
    </style:style>
    <style:style style:name="P33" style:family="paragraph" style:parent-style-name="Código">
      <style:paragraph-properties fo:margin-left="0cm" fo:margin-right="0cm" fo:text-indent="0cm" style:auto-text-indent="false"/>
      <style:text-properties officeooo:rsid="00383f21" officeooo:paragraph-rsid="00383f21"/>
    </style:style>
    <style:style style:name="P3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2ad048" officeooo:paragraph-rsid="002ad048" style:text-blinking="false" fo:background-color="transparent" style:font-size-asian="12pt" style:font-size-complex="12pt"/>
    </style:style>
    <style:style style:name="P37"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3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39" style:family="paragraph" style:parent-style-name="Código">
      <style:text-properties officeooo:paragraph-rsid="002fc754"/>
    </style:style>
    <style:style style:name="P40" style:family="paragraph" style:parent-style-name="Código">
      <style:text-properties officeooo:rsid="0036879b" officeooo:paragraph-rsid="0036879b"/>
    </style:style>
    <style:style style:name="P41" style:family="paragraph" style:parent-style-name="Código">
      <style:text-properties officeooo:paragraph-rsid="003d94cf"/>
    </style:style>
    <style:style style:name="P42" style:family="paragraph" style:parent-style-name="Código">
      <style:text-properties officeooo:paragraph-rsid="00450963"/>
    </style:style>
    <style:style style:name="P43" style:family="paragraph" style:parent-style-name="Código">
      <style:text-properties officeooo:rsid="00470712" officeooo:paragraph-rsid="00470712"/>
    </style:style>
    <style:style style:name="P44" style:family="paragraph" style:parent-style-name="Contents_20_1">
      <style:paragraph-properties>
        <style:tab-stops>
          <style:tab-stop style:position="17.201cm" style:type="right" style:leader-style="dotted" style:leader-text="."/>
        </style:tab-stops>
      </style:paragraph-properties>
    </style:style>
    <style:style style:name="P45" style:family="paragraph" style:parent-style-name="Contents_20_2">
      <style:paragraph-properties>
        <style:tab-stops>
          <style:tab-stop style:position="16.702cm" style:type="right" style:leader-style="dotted" style:leader-text="."/>
        </style:tab-stops>
      </style:paragraph-properties>
    </style:style>
    <style:style style:name="P46" style:family="paragraph" style:parent-style-name="Standard" style:master-page-name="First_20_Page">
      <style:paragraph-properties style:page-number="auto"/>
    </style:style>
    <style:style style:name="P47" style:family="paragraph" style:parent-style-name="Notas_20_Informativas">
      <style:text-properties officeooo:paragraph-rsid="005fccec"/>
    </style:style>
    <style:style style:name="P48" style:family="paragraph" style:parent-style-name="Contents_20_1">
      <style:paragraph-properties>
        <style:tab-stops>
          <style:tab-stop style:position="17.201cm" style:type="right" style:leader-style="dotted" style:leader-text="."/>
        </style:tab-stops>
      </style:paragraph-properties>
    </style:style>
    <style:style style:name="P49" style:family="paragraph" style:parent-style-name="Contents_20_2">
      <style:paragraph-properties>
        <style:tab-stops>
          <style:tab-stop style:position="16.702cm" style:type="right" style:leader-style="dotted" style:leader-text="."/>
        </style:tab-stops>
      </style:paragraph-properties>
    </style:style>
    <style:style style:name="P50" style:family="paragraph" style:parent-style-name="Heading_20_1">
      <style:text-properties officeooo:rsid="002d53e8" officeooo:paragraph-rsid="002c515e"/>
    </style:style>
    <style:style style:name="P51" style:family="paragraph" style:parent-style-name="Heading_20_1">
      <style:text-properties officeooo:rsid="002c515e" officeooo:paragraph-rsid="002c515e"/>
    </style:style>
    <style:style style:name="P52" style:family="paragraph" style:parent-style-name="Heading_20_1">
      <style:text-properties officeooo:paragraph-rsid="002c515e"/>
    </style:style>
    <style:style style:name="P53" style:family="paragraph" style:parent-style-name="Heading_20_1" style:list-style-name="">
      <style:paragraph-properties fo:text-align="start" style:justify-single-word="false"/>
      <style:text-properties officeooo:rsid="002d3db9" officeooo:paragraph-rsid="002d3db9"/>
    </style:style>
    <style:style style:name="P54" style:family="paragraph" style:parent-style-name="Heading_20_1" style:list-style-name="">
      <style:paragraph-properties fo:text-align="start" style:justify-single-word="false"/>
      <style:text-properties officeooo:rsid="002d3db9" officeooo:paragraph-rsid="002c515e"/>
    </style:style>
    <style:style style:name="P55" style:family="paragraph" style:parent-style-name="Heading_20_1">
      <style:text-properties officeooo:rsid="00487d04" officeooo:paragraph-rsid="00487d04"/>
    </style:style>
    <style:style style:name="P56" style:family="paragraph" style:parent-style-name="Heading_20_1">
      <style:text-properties officeooo:rsid="00487d04" officeooo:paragraph-rsid="00470712"/>
    </style:style>
    <style:style style:name="P57" style:family="paragraph" style:parent-style-name="Heading_20_1">
      <style:text-properties officeooo:paragraph-rsid="00470712"/>
    </style:style>
    <style:style style:name="P58" style:family="paragraph" style:parent-style-name="Heading_20_1">
      <style:paragraph-properties fo:break-before="page"/>
      <style:text-properties officeooo:rsid="002d3db9" officeooo:paragraph-rsid="002d3db9"/>
    </style:style>
    <style:style style:name="P59" style:family="paragraph" style:parent-style-name="Heading_20_1">
      <style:paragraph-properties fo:break-before="page"/>
      <style:text-properties officeooo:rsid="002d3db9" officeooo:paragraph-rsid="002c515e"/>
    </style:style>
    <style:style style:name="P60" style:family="paragraph" style:parent-style-name="Heading_20_1">
      <style:paragraph-properties fo:margin-left="0cm" fo:margin-right="0cm" fo:text-indent="0cm" style:auto-text-indent="false"/>
      <style:text-properties officeooo:rsid="001f42c5" officeooo:paragraph-rsid="0056b283"/>
    </style:style>
    <style:style style:name="P61" style:family="paragraph" style:parent-style-name="Heading_20_2">
      <style:text-properties officeooo:rsid="004393ae" officeooo:paragraph-rsid="004393ae"/>
    </style:style>
    <style:style style:name="P62" style:family="paragraph" style:parent-style-name="Heading_20_2" style:list-style-name="">
      <style:paragraph-properties fo:text-align="start" style:justify-single-word="false"/>
      <style:text-properties officeooo:rsid="002d3db9" officeooo:paragraph-rsid="002c515e"/>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02d3db9" officeooo:paragraph-rsid="002c515e"/>
    </style:style>
    <style:style style:name="P65" style:family="paragraph" style:parent-style-name="Heading_20_2" style:list-style-name="">
      <style:paragraph-properties fo:text-align="start" style:justify-single-word="false" style:writing-mode="lr-tb"/>
      <style:text-properties officeooo:rsid="002d3db9" officeooo:paragraph-rsid="002c515e"/>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text-properties officeooo:paragraph-rsid="00470712"/>
    </style:style>
    <style:style style:name="P70" style:family="paragraph" style:parent-style-name="Text_20_body" style:list-style-name="L4"/>
    <style:style style:name="P71" style:family="paragraph" style:parent-style-name="Text_20_body" style:list-style-name="L2">
      <style:paragraph-properties fo:margin-left="0cm" fo:margin-right="0cm" fo:text-indent="0cm" style:auto-text-indent="false"/>
    </style:style>
    <style:style style:name="P72" style:family="paragraph" style:parent-style-name="Text_20_body">
      <style:paragraph-properties fo:margin-left="0cm" fo:margin-right="0cm" fo:text-indent="0cm" style:auto-text-indent="false"/>
      <style:text-properties officeooo:paragraph-rsid="005fccec"/>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officeooo:rsid="00487d04" style:font-name-asian="Webdings" style:font-size-asian="14pt" style:font-name-complex="Webdings" style:font-size-complex="14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officeooo:rsid="002ad048" style:font-size-asian="12pt" style:font-size-complex="12pt"/>
    </style:style>
    <style:style style:name="T11" style:family="text">
      <style:text-properties style:font-name="Calibri" fo:font-size="11pt" style:font-size-asian="11pt" style:font-size-complex="11pt"/>
    </style:style>
    <style:style style:name="T12" style:family="text">
      <style:text-properties style:font-name="Calibri" fo:font-size="11pt" officeooo:rsid="0029a46e" style:font-size-asian="11pt" style:font-size-complex="11pt"/>
    </style:style>
    <style:style style:name="T13" style:family="text">
      <style:text-properties style:font-name="Calibri" fo:font-size="11pt" officeooo:rsid="00383f21" style:font-size-asian="11pt" style:font-size-complex="11pt"/>
    </style:style>
    <style:style style:name="T14" style:family="text">
      <style:text-properties style:font-name="Calibri" fo:font-size="11pt" fo:font-style="italic" style:font-size-asian="11pt" style:font-size-complex="11pt"/>
    </style:style>
    <style:style style:name="T15" style:family="text">
      <style:text-properties officeooo:rsid="0016fc63"/>
    </style:style>
    <style:style style:name="T16" style:family="text">
      <style:text-properties officeooo:rsid="002c515e"/>
    </style:style>
    <style:style style:name="T17" style:family="text">
      <style:text-properties officeooo:rsid="0027252d"/>
    </style:style>
    <style:style style:name="T18" style:family="text">
      <style:text-properties officeooo:rsid="00249176"/>
    </style:style>
    <style:style style:name="T19" style:family="text">
      <style:text-properties officeooo:rsid="00265d7c"/>
    </style:style>
    <style:style style:name="T20" style:family="text">
      <style:text-properties officeooo:rsid="00281812"/>
    </style:style>
    <style:style style:name="T21" style:family="text">
      <style:text-properties fo:language="en" fo:country="GB"/>
    </style:style>
    <style:style style:name="T22" style:family="text">
      <style:text-properties fo:language="en" fo:country="GB" officeooo:rsid="003d94cf"/>
    </style:style>
    <style:style style:name="T23" style:family="text">
      <style:text-properties fo:color="#800000" style:font-name="Calibri" fo:font-size="11pt" fo:font-style="italic" style:font-size-asian="11pt" style:font-size-complex="11pt"/>
    </style:style>
    <style:style style:name="T24" style:family="text">
      <style:text-properties fo:font-style="italic"/>
    </style:style>
    <style:style style:name="T25" style:family="text">
      <style:text-properties fo:font-style="italic" fo:font-weight="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style:use-window-font-color="true"/>
    </style:style>
    <style:style style:name="T29" style:family="text">
      <style:text-properties style:use-window-font-color="true" fo:font-style="italic"/>
    </style:style>
    <style:style style:name="T30" style:family="text">
      <style:text-properties fo:font-style="normal" style:font-style-asian="normal" style:font-style-complex="normal"/>
    </style:style>
    <style:style style:name="T31" style:family="text">
      <style:text-properties fo:font-style="normal" officeooo:rsid="003bce5a"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weight="normal" officeooo:rsid="003d94cf" style:font-weight-asian="normal" style:font-weight-complex="normal"/>
    </style:style>
    <style:style style:name="T34" style:family="text">
      <style:text-properties fo:font-weight="normal" officeooo:rsid="002d53e8" style:font-weight-asian="normal" style:font-weight-complex="normal"/>
    </style:style>
    <style:style style:name="T35" style:family="text">
      <style:text-properties officeooo:rsid="002d3db9"/>
    </style:style>
    <style:style style:name="T36" style:family="text">
      <style:text-properties officeooo:rsid="002fc754"/>
    </style:style>
    <style:style style:name="T37" style:family="text">
      <style:text-properties officeooo:rsid="002ff06a"/>
    </style:style>
    <style:style style:name="T38" style:family="text">
      <style:text-properties officeooo:rsid="0034b707"/>
    </style:style>
    <style:style style:name="T39" style:family="text">
      <style:text-properties officeooo:rsid="0036879b"/>
    </style:style>
    <style:style style:name="T40" style:family="text">
      <style:text-properties officeooo:rsid="00368e1c"/>
    </style:style>
    <style:style style:name="T41" style:family="text">
      <style:text-properties officeooo:rsid="00383f21"/>
    </style:style>
    <style:style style:name="T42" style:family="text">
      <style:text-properties officeooo:rsid="003bce5a"/>
    </style:style>
    <style:style style:name="T43" style:family="text">
      <style:text-properties officeooo:rsid="003d94cf"/>
    </style:style>
    <style:style style:name="T44" style:family="text">
      <style:text-properties officeooo:rsid="0041df41"/>
    </style:style>
    <style:style style:name="T45" style:family="text">
      <style:text-properties officeooo:rsid="00450963"/>
    </style:style>
    <style:style style:name="T46" style:family="text">
      <style:text-properties officeooo:rsid="00470712"/>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officeooo:rsid="00487d04"/>
    </style:style>
    <style:style style:name="T49" style:family="text">
      <style:text-properties officeooo:rsid="0049380e"/>
    </style:style>
    <style:style style:name="T50" style:family="text">
      <style:text-properties officeooo:rsid="0051e21c"/>
    </style:style>
    <style:style style:name="T51" style:family="text">
      <style:text-properties officeooo:rsid="0053ca44"/>
    </style:style>
    <style:style style:name="T52" style:family="text">
      <style:text-properties officeooo:rsid="00559631"/>
    </style:style>
    <style:style style:name="T53" style:family="text">
      <style:text-properties officeooo:rsid="001f42c5"/>
    </style:style>
    <style:style style:name="T54" style:family="text">
      <style:text-properties officeooo:rsid="0058dcff"/>
    </style:style>
    <style:style style:name="T55" style:family="text">
      <style:text-properties officeooo:rsid="005a8594"/>
    </style:style>
    <style:style style:name="T56" style:family="text">
      <style:text-properties officeooo:rsid="005c3f84"/>
    </style:style>
    <style:style style:name="T57" style:family="text">
      <style:text-properties officeooo:rsid="005c6168"/>
    </style:style>
    <style:style style:name="T58" style:family="text">
      <style:text-properties officeooo:rsid="005e177e"/>
    </style:style>
    <style:style style:name="T59" style:family="text">
      <style:text-properties fo:text-transform="uppercase" fo:color="#336633" style:font-name="Calibri" fo:font-size="24pt" fo:font-weight="bold" style:font-size-asian="24pt" style:font-weight-asian="bold" style:font-size-complex="24pt" style:font-weight-complex="bold"/>
    </style:style>
    <style:style style:name="T60" style:family="text">
      <style:text-properties fo:text-transform="uppercase" fo:color="#336633" style:font-name="Calibri" fo:font-size="24pt" fo:font-weight="bold" officeooo:rsid="005e177e" style:font-size-asian="24pt" style:font-weight-asian="bold" style:font-size-complex="24pt" style:font-weight-complex="bold"/>
    </style:style>
    <style:style style:name="T61" style:family="text">
      <style:text-properties fo:text-transform="uppercase" fo:color="#336633" style:font-name="Calibri" fo:font-size="24pt" fo:font-weight="bold" officeooo:rsid="005c3f84" style:font-size-asian="24pt" style:font-weight-asian="bold" style:font-size-complex="24pt" style:font-weight-complex="bold"/>
    </style:style>
    <style:style style:name="T62" style:family="text">
      <style:text-properties fo:text-transform="uppercase" fo:color="#336633" style:font-name="Calibri" fo:font-size="24pt" fo:font-weight="bold" officeooo:rsid="0016fc63" style:font-size-asian="24pt" style:font-weight-asian="bold" style:font-size-complex="24pt" style:font-weight-complex="bold"/>
    </style:style>
    <style:style style:name="T63" style:family="text">
      <style:text-properties officeooo:rsid="0061519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2" text:name="NumeroTema"/>
        <text:user-field-decl office:value-type="string" office:string-value="Sintáxis Javascript" text:name="Tema"/>
      </text:user-field-decls>
      <draw:frame draw:style-name="fr1" draw:name="Marco1" text:anchor-type="page" text:anchor-page-number="1" svg:x="1.984cm" svg:y="14.958cm" svg:width="17.009cm" draw:z-index="1">
        <draw:text-box fo:min-height="2.224cm">
          <text:p text:style-name="P8"/>
          <text:p text:style-name="P8"><text:user-field-get text:name="Modulo">Desarrollo web en entorno cliente</text:user-field-get></text:p>
          <text:p text:style-name="P8">CFGS DAW</text:p>
        </draw:text-box>
      </draw:frame>
      <text:p text:style-name="P46"/>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9"><text:bookmark text:name="docs-internal-guid-e8f5d430-faba-53b2-6d04-e9273ed17255"/></text:p>
      <text:p text:style-name="Standard"/>
      <text:p text:style-name="Standard"/>
      <text:p text:style-name="Standard"/>
      <text:p text:style-name="Standard"><text:span text:style-name="T62">U</text:span><text:span text:style-name="T60">D</text:span><text:span text:style-name="T59"> </text:span><text:span text:style-name="T60">0</text:span><text:span text:style-name="T61">2</text:span><text:span text:style-name="T59">.</text:span></text:p>
      <text:p text:style-name="P10"><text:user-field-get text:name="Tema">Sintáxis Javascript</text:user-field-get></text:p>
      <text:p text:style-name="P6"/>
      <text:p text:style-name="Standard"/>
      <text:p text:style-name="Standard"/>
      <text:p text:style-name="Standard"/>
      <text:p text:style-name="Standard"/>
      <text:p text:style-name="Standard"/>
      <text:p text:style-name="Standard"/>
      <text:p text:style-name="Standard"/>
      <text:p text:style-name="Standard"/>
      <text:p text:style-name="P36">Sergio García Barea</text:p>
      <text:p text:style-name="P35"><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8">201<text:span text:style-name="T63">9</text:span>/20<text:span text:style-name="T63">20</text:span></text:p>
      <text:p text:style-name="P37"><text:tab/><text:tab/><text:tab/><text:tab/><text:tab/><text:tab/><text:tab/><text:tab/><text:tab/><text:tab/>Versión:<text:date style:data-style-name="N104" text:date-value="2019-09-11T10:02:36.494795694">190911</text:date>.<text:time style:data-style-name="N105" text:time-value="2019-09-11T10:02:36.494965427">1002</text:time></text:p>
      <text:p text:style-name="P7"/>
      <text:p text:style-name="Standard"/>
      <text:p text:style-name="Standard"/>
      <text:p text:style-name="Standard"/>
      <text:p text:style-name="P12"><text:soft-page-break/>Licencia</text:p>
      <text:p text:style-name="Standard"/>
      <text:p text:style-name="P34"><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5"/>
      <text:p text:style-name="P5"><text:s/></text:p>
      <text:p text:style-name="P12">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5"/>
      <text:p text:style-name="Notas_20_Informativas"><text:span text:style-name="T3"> </text:span>Atención</text:p>
      <text:p text:style-name="P25"/>
      <text:p text:style-name="Notas_20_Informativas"><text:span text:style-name="T3"></text:span> 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4">1. Introducción<text:tab/>3</text:p>
          <text:p text:style-name="P44">2. Variables<text:tab/>4</text:p>
          <text:p text:style-name="P45"><text:s/>2.1 <text:s/>Tipos de variables<text:tab/>4</text:p>
          <text:p text:style-name="P45"><text:s/>2.2 <text:s/>Arrays<text:tab/>5</text:p>
          <text:p text:style-name="P45"><text:s/>2.3 <text:s/>Conversiones entre tipos<text:tab/>5</text:p>
          <text:p text:style-name="P44">3. Mostrar por pantalla y leer del teclado<text:tab/>6</text:p>
          <text:p text:style-name="P45"><text:s/>3.1 <text:s/>alert()<text:tab/>6</text:p>
          <text:p text:style-name="P45"><text:s/>3.2 <text:s/>confirm()<text:tab/>6</text:p>
          <text:p text:style-name="P45"><text:s/>3.3 <text:s/>prompt()<text:tab/>6</text:p>
          <text:p text:style-name="P44">4. Operadores<text:tab/>7</text:p>
          <text:p text:style-name="P44">5. Estructuras de control y bucles<text:tab/>11</text:p>
          <text:p text:style-name="P45"><text:s/>5.1 <text:s/>IF y ELSE<text:tab/>11</text:p>
          <text:p text:style-name="P45"><text:s/>5.2 <text:s/>Bucle FOR<text:tab/>13</text:p>
          <text:p text:style-name="P45"><text:s/>5.3 <text:s/>Bucle WHILE<text:tab/>14</text:p>
          <text:p text:style-name="P45"><text:s/>5.4 <text:s/>Bucle DO-WHILE<text:tab/>14</text:p>
          <text:p text:style-name="P45"><text:s/>5.5 <text:s/>Instrucciones BREAK y CONTINUE<text:tab/>15</text:p>
          <text:p text:style-name="P44">6. Funciones<text:tab/>16</text:p>
          <text:p text:style-name="P44">7. Variables locales y globales<text:tab/>17</text:p>
          <text:p text:style-name="P44">8. Cambiar dinámicamente propiedades de objetos<text:tab/>18</text:p>
          <text:p text:style-name="P44">9. Material adicional<text:tab/>18</text:p>
        </text:index-body>
      </text:table-of-content>
      <text:p text:style-name="Standard"><text:soft-page-break/></text:p>
      <text:p text:style-name="Titulo">UD0<text:user-field-get text:name="NumeroTema">2</text:user-field-get>. <text:user-field-get text:name="Tema">Sintáxis Javascript</text:user-field-get></text:p>
      <text:h text:style-name="P50" text:outline-level="1"><text:bookmark-start text:name="__RefHeading___Toc1667_1226975039"/>Introducción<text:bookmark-end text:name="__RefHeading___Toc1667_1226975039"/></text:h>
      <text:p text:style-name="Text_20_body">Javascript es un lenguaje de programación que permite ejecutar código en el cliente (nuestro navegador) ampliando la funcionalidad nuestros sitios web.</text:p>
      <text:p text:style-name="P13">Para añadir JavaScript se <text:span text:style-name="T36">usa la etiqueta SCRIPT. </text:span></text:p>
      <text:p text:style-name="P13">Este puede estar en cualquier lugar de la página. El código se ejecuta en el lugar donde se encuentra <text:span text:style-name="T36">de forma secuencial a como el navegador lo va encontrando</text:span>.</text:p>
      <text:p text:style-name="Código">&lt;SCRIPT LANGUAGE="JavaScript"&gt;</text:p>
      <text:p text:style-name="Código">&lt;!--</text:p>
      <text:p text:style-name="Código">Aquí va el código</text:p>
      <text:p text:style-name="Código">// <text:span text:style-name="T17">Esto es un comentario en Javascript de una linea</text:span></text:p>
      <text:p text:style-name="Código">--&gt;</text:p>
      <text:p text:style-name="Código">&lt;/SCRIPT&gt;</text:p>
      <text:p text:style-name="P16">En Javascript los comentarios se pueden hacer con // para una linea y con /* */ para varias líneas. </text:p>
      <text:p text:style-name="P13"><text:span text:style-name="T17">Asimismo desde</text:span> Javascript es posible re-escribir el código HTML de la página mediante la orden “<text:span text:style-name="T26">document.write(texto)</text:span>”. </text:p>
      <text:p text:style-name="P13">Este ejemplo podría ser un pequeño hola mundo que al ejecutarse modificará el HTML de la página.</text:p>
      <text:p text:style-name="Text_20_body"><text:span text:style-name="T17">Ejemplo </text:span><text:span text:style-name="T27">document.write(texto) </text:span><text:span text:style-name="T17">y comentario multilínea.</text:span></text:p>
      <text:p text:style-name="Código">&lt;SCRIPT LANGUAGE="JavaScript"&gt;</text:p>
      <text:p text:style-name="Código">&lt;!--</text:p>
      <text:p text:style-name="Código">document.write ("<text:span text:style-name="T18">Hola mundo</text:span>");</text:p>
      <text:p text:style-name="Código">/* <text:span text:style-name="T17">Esto es un comentario en </text:span></text:p>
      <text:p text:style-name="Código">Javascript multilinea */</text:p>
      <text:p text:style-name="Código">--&gt;</text:p>
      <text:p text:style-name="Código">&lt;/SCRIPT&gt;</text:p>
      <text:p text:style-name="P14">Otra vía para mostrar información al usuario desde una ventana emergente, es el comando <text:span text:style-name="T27">alert(texto)</text:span>.</text:p>
      <text:p text:style-name="P39">&lt;SCRIPT LANGUAGE="JavaScript"&gt;</text:p>
      <text:p text:style-name="P39">&lt;!--</text:p>
      <text:p text:style-name="P39"><text:span text:style-name="T36">alert</text:span>("<text:span text:style-name="T18">Hola mundo</text:span>");</text:p>
      <text:p text:style-name="P39">--&gt;</text:p>
      <text:p text:style-name="P39">&lt;/SCRIPT&gt;</text:p>
      <text:p text:style-name="P17"><text:soft-page-break/>Hay una forma mucho más practica y ordenada de usar código Javascript. Se pueden incluir uno o varios ficheros con código Javascript.</text:p>
      <text:p text:style-name="P17">Se puede incluir tantos como se desee. Un ejemplo de inclusión de ficheros.</text:p>
      <text:p text:style-name="P31">&lt;script type="text/javascript" src="rutaDelArchivo1.js"/&gt;<text:line-break/>&lt;script type="text/javascript" src="rutaDelArchivo2.js"/<text:span text:style-name="T38">&gt;</text:span><text:line-break/>&lt;script type="text/javascript" src="rutaDelArchivo3.js"/&gt;</text:p>
      <text:p text:style-name="P17">Durante el curso trabajaremos con Javascript en ficheros separados.</text:p>
      <text:h text:style-name="P51" text:outline-level="1"><text:bookmark-start text:name="__RefHeading___Toc1903_1568655339"/>Variables<text:bookmark-end text:name="__RefHeading___Toc1903_1568655339"/></text:h>
      <text:p text:style-name="Text_20_body">Las variables son elementos del lenguaje que permiten almacenar distintos valores en cada momento. Se puede almacenar un valor en una variable y consultar este valor posteriormente. <text:span text:style-name="T36">T</text:span>ambién podemos modificar su contenido siempre que queramos.</text:p>
      <text:p text:style-name="Text_20_body">Para declarar las variables en JavaScript se utiliza la instrucción var. A cada variable se le asigna un nombre, y opcionalmente, un valor inicial. Si no se trata de una función, la instrucción var es opcional, pero se recomienda utilizarla.</text:p>
      <text:p text:style-name="Código">var ejemplo;</text:p>
      <text:p text:style-name="Código">var resultado;</text:p>
      <text:p text:style-name="Código">ejemplo= "Hola";</text:p>
      <text:p text:style-name="Código">resultado=3+7;</text:p>
      <text:h text:style-name="Heading_20_2" text:outline-level="2"><text:bookmark-start text:name="__RefHeading___Toc5747_3755017450"/>Tipos de variables<text:bookmark-end text:name="__RefHeading___Toc5747_3755017450"/></text:h>
      <text:p text:style-name="Text_20_body">Los tipos de valores que puede contener una variable JavaScript son:</text:p>
      <text:list xml:id="list2046061028" text:style-name="L1">
        <text:list-item>
          <text:p text:style-name="P66"><text:span text:style-name="T19">N</text:span>úmeros: puede contener cualquier tipo de número real <text:span text:style-name="T19">(0.3,1.7,2.9) </text:span>o entero <text:span text:style-name="T19">(5,3,-1)</text:span>.</text:p>
        </text:list-item>
        <text:list-item>
          <text:p text:style-name="P66">Operadores lógicos o boolean: puede contener uno de los siguiente<text:span text:style-name="T54">s</text:span> valores: true, false, 1 y 0.</text:p>
        </text:list-item>
        <text:list-item>
          <text:p text:style-name="P66">Cadenas de caracteres o String: cualquier combinación de caracteres (letras, números, signos especiales y espacios). Las cadenas se delim<text:span text:style-name="T19">itan mediante </text:span>comillas dobles o simples <text:span text:style-name="T19">(“Lolo”,”lalO”)</text:span>. <text:s/><text:span text:style-name="T17">Para concatenar cadenas puede usarse el operador + <text:s/>(“Soy” + “ el “ + “ AMO” formaría la cadena “Soy el AMO”). Una cadena realmente es un array de caracteres (ver array mas abajo).</text:span></text:p>
        </text:list-item>
      </text:list>
      <text:p text:style-name="Text_20_body"><text:span text:style-name="T6">Ejemplo</text:span>:</text:p>
      <text:p text:style-name="Código">var edad=23, nueva_edad, incremento;</text:p>
      <text:p text:style-name="Código">var nombre="Rosa García";</text:p>
      <text:p text:style-name="Código">incremento=4;</text:p>
      <text:p text:style-name="Código">nueva_edad=edad+incremento;</text:p>
      <text:p text:style-name="Código"><text:span text:style-name="T37">alert</text:span>(nombre+ " dentro de "+incremento +" años tendrá "+ nueva_edad+" años");</text:p>
      <text:h text:style-name="Heading_20_2" text:outline-level="2"><text:bookmark-start text:name="__RefHeading___Toc5749_3755017450"/><text:soft-page-break/>Arrays<text:bookmark-end text:name="__RefHeading___Toc5749_3755017450"/></text:h>
      <text:p text:style-name="P15">Un array <text:span text:style-name="T38">(también llamado vector o arreglo)</text:span> es una variable que contiene diversos valores. <text:span text:style-name="T39">Lo creamos con “new Array()” o inicializando los elementos. </text:span>Podemos referenciar esos valores indicando su posición en el array.</text:p>
      <text:p text:style-name="P15"><text:span text:style-name="T38">L</text:span>os arrays poseen una <text:span text:style-name="T32">propiedad</text:span> llamada “length” que podemos utilizar para conocer el número de elementos del array.</text:p>
      <text:p text:style-name="P11"/>
      <text:p text:style-name="P40">// Array definido 1 a 1</text:p>
      <text:p text:style-name="P40">var miVector=new Array();</text:p>
      <text:p text:style-name="P40">miVector[0]=22;</text:p>
      <text:p text:style-name="P40">miVector[1]=12;</text:p>
      <text:p text:style-name="P40">miVector[2]=33;</text:p>
      <text:p text:style-name="P40">//Array definido en una linea</text:p>
      <text:p text:style-name="P40">var otroArray=[1,2,"Cancamusa"];</text:p>
      <text:p text:style-name="P40">// Valores dentro del array</text:p>
      <text:p text:style-name="P40">alert(miVector[1]);</text:p>
      <text:p text:style-name="P40">alert(otroArray[2]);</text:p>
      <text:p text:style-name="P40">// Valor completo del array</text:p>
      <text:p text:style-name="P40">alert(miVector);</text:p>
      <text:p text:style-name="P40">// Tamanyo del array</text:p>
      <text:p text:style-name="P40">alert(miVector.length);</text:p>
      <text:h text:style-name="P61" text:outline-level="2"><text:bookmark-start text:name="__RefHeading___Toc5751_3755017450"/>Conversiones entre tipos<text:bookmark-end text:name="__RefHeading___Toc5751_3755017450"/></text:h>
      <text:p text:style-name="P22">Javascript no define explícitamente el tipo de datos de sus variables. Según se almacenen, pueden ser cadenas (Entrecomillados), enteros (sin parte decimal) o decimales (con parte decimal).</text:p>
      <text:p text:style-name="P22">Elementos como la función “prompt” para leer de teclado, leen los elementos siempre como cadena. Para estos casos y otros, merece la pena usar funciones de conversión de datos.</text:p>
      <text:p text:style-name="P19">Ejemplo</text:p>
      <text:p text:style-name="Código">var num=”100”; //Es una cadena</text:p>
      <text:p text:style-name="Código">var num2=”100.13”; //Es una cadena</text:p>
      <text:p text:style-name="P43">var num3=11; // Es un entero</text:p>
      <text:p text:style-name="Código">var n=parseInt(num); // Almacena un entero. Si hubiera habido parte decimal la truncaria</text:p>
      <text:p text:style-name="Código">var n2=parseFloat(num); // Almacena un decimal</text:p>
      <text:p text:style-name="P43">var n3=num3.toString(); // Almacena una cadena</text:p>
      <text:p text:style-name="P22"/>
      <text:p text:style-name="P22"/>
      <text:h text:style-name="P52" text:outline-level="1"><text:bookmark-start text:name="__RefHeading___Toc1905_1568655339"/><text:soft-page-break/>M<text:span text:style-name="T16">ostrar por pantalla y leer del teclado</text:span><text:bookmark-end text:name="__RefHeading___Toc1905_1568655339"/></text:h>
      <text:h text:style-name="Heading_20_2" text:outline-level="2"><text:bookmark-start text:name="__RefHeading___Toc5753_3755017450"/>alert()<text:bookmark-end text:name="__RefHeading___Toc5753_3755017450"/></text:h>
      <text:p text:style-name="Text_20_body">El método alert() permite mostrar al usuario información literal o el contenido de variables en una ventana independiente. La ventana contendrá la información a mostrar y el botón Aceptar.</text:p>
      <text:p text:style-name="Código">alert("Bienvenido a<text:span text:style-name="T20">l CEEDCV</text:span>");</text:p>
      <text:h text:style-name="Heading_20_2" text:outline-level="2"><text:bookmark-start text:name="__RefHeading___Toc5755_3755017450"/>confirm()<text:bookmark-end text:name="__RefHeading___Toc5755_3755017450"/></text:h>
      <text:p text:style-name="Text_20_body">A través del método confirm() se activa un cuadro de diálogo que contiene los botones Aceptar y Cancelar. Cuando el usuario pulsa el botón Aceptar, este método devuelve el valor true; Cancelar devuelve el valor false. Con ayuda de este método el usuario puede decidir sobre preguntas concretas e influir de ese modo directamente en la página.</text:p>
      <text:p text:style-name="Código">var respuesta;</text:p>
      <text:p text:style-name="Código">respuesta=confirm ("¿Desea cancelar la subscripción?");</text:p>
      <text:p text:style-name="Código"><text:span text:style-name="T40">alert</text:span>("Usted ha contestado que "+respuesta);</text:p>
      <text:h text:style-name="Heading_20_2" text:outline-level="2"><text:bookmark-start text:name="__RefHeading___Toc5757_3755017450"/>prompt()<text:bookmark-end text:name="__RefHeading___Toc5757_3755017450"/></text:h>
      <text:p text:style-name="Text_20_body">El método prompt() abre un cuadro de diálogo en pantalla en el que se pide al usuario que introduzca algún dato. Si se pulsa el botón Cancelar, el valor de devolución es false/null. Pulsando en Aceptar se obtiene el valor true y la cadena de caracteres introducida se guarda para su posterior procesamiento.</text:p>
      <text:p text:style-name="Código">var provincia;</text:p>
      <text:p text:style-name="Código">provincia=prompt("Introduzca la provincia ","<text:span text:style-name="T40">Valencia</text:span>");</text:p>
      <text:p text:style-name="Código"><text:span text:style-name="T20">alert</text:span>("Usted ha introducido la siguiente información "+provincia)</text:p>
      <text:h text:style-name="P53" text:outline-level="1"/>
      <text:h text:style-name="P58" text:outline-level="1"><text:bookmark-start text:name="__RefHeading___Toc1907_1568655339"/>Operadores<text:bookmark-end text:name="__RefHeading___Toc1907_1568655339"/></text:h>
      <text:p text:style-name="Text_20_body">Combinando variables y valores, se pueden formular ex<text:span text:style-name="T40">p</text:span>resiones más complejas. Las expresiones son una parte esencial de los programas. Para formular expresiones se utilizan los operadores.</text:p>
      <text:p text:style-name="P18"><text:bookmark-start text:name="__RefHeading___Toc1909_1568655339"/>Operadores de asignación<text:bookmark-end text:name="__RefHeading___Toc1909_1568655339"/></text:p>
      <text:p text:style-name="Text_20_body">Los operadores de asignación se utilizan para asignar valores a las variables. Alguno de ellos también incluyen operaciones.</text:p>
      <table:table table:name="Tabla3" table:style-name="Tabla3">
        <table:table-column table:style-name="Tabla3.A"/>
        <table:table-column table:style-name="Tabla3.B"/>
        <table:table-row>
          <table:table-cell table:style-name="Tabla3.A1" office:value-type="string">
            <text:p text:style-name="Text_20_body">Operador</text:p>
          </table:table-cell>
          <table:table-cell table:style-name="Tabla3.A1" office:value-type="string">
            <text:p text:style-name="Text_20_body">Descripción </text:p>
          </table:table-cell>
        </table:table-row>
        <table:table-row>
          <table:table-cell table:style-name="Tabla3.A1" office:value-type="string">
            <text:p text:style-name="Text_20_body">=</text:p>
          </table:table-cell>
          <table:table-cell table:style-name="Tabla3.A1" office:value-type="string">
            <text:p text:style-name="Text_20_body">Asigna a la variable de la parte izquierda el valor de la parte derecha.</text:p>
          </table:table-cell>
        </table:table-row>
        <table:table-row>
          <table:table-cell table:style-name="Tabla3.A1" office:value-type="string">
            <text:p text:style-name="Text_20_body">+=</text:p>
          </table:table-cell>
          <table:table-cell table:style-name="Tabla3.A1" office:value-type="string">
            <text:p text:style-name="Text_20_body">Suma los operandos izquierdo y derecho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Resta el operando derecho del operando izquierdo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Multiplica ambos operandos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Divide ambos operandos y asigna el resultado al operando izquierdo.</text:p>
          </table:table-cell>
        </table:table-row>
        <table:table-row>
          <table:table-cell table:style-name="Tabla3.A1" office:value-type="string">
            <text:p text:style-name="Text_20_body">%=</text:p>
          </table:table-cell>
          <table:table-cell table:style-name="Tabla3.A1" office:value-type="string">
            <text:p text:style-name="Text_20_body">Divide ambos operandos y asigna el resto al operando izquierdo.</text:p>
          </table:table-cell>
        </table:table-row>
      </table:table>
      <text:p text:style-name="Text_20_body"><text:span text:style-name="Strong_20_Emphasis"/></text:p>
      <text:p text:style-name="Text_20_body"><text:span text:style-name="Strong_20_Emphasis"><text:span text:style-name="T12">E</text:span></text:span><text:span text:style-name="Strong_20_Emphasis"><text:span text:style-name="T11">jemplo </text:span></text:span></text:p>
      <text:p text:style-name="Código"><text:tab/>var num1=3;</text:p>
      <text:p text:style-name="Código"><text:tab/>var num2=5;</text:p>
      <text:p text:style-name="Código"><text:tab/>num2+=num1;</text:p>
      <text:p text:style-name="Código"><text:tab/>num2-=num1;</text:p>
      <text:p text:style-name="Código"><text:tab/>num2*=num1;</text:p>
      <text:p text:style-name="Código"><text:tab/>num2/=num1;</text:p>
      <text:p text:style-name="Código"><text:tab/>num2%=num1;</text:p>
      <text:p text:style-name="P18"/>
      <text:p text:style-name="P3"><text:bookmark-start text:name="__RefHeading___Toc1911_1568655339"/>Operadores aritméticos<text:bookmark-end text:name="__RefHeading___Toc1911_1568655339"/></text:p>
      <text:p text:style-name="Text_20_body">Los operadores aritméticos se utilizan para hacer cálculos aritméticos.</text:p>
      <table:table table:name="Tabla4" table:style-name="Tabla4">
        <table:table-column table:style-name="Tabla4.A"/>
        <table:table-column table:style-name="Tabla4.B"/>
        <table:table-row>
          <table:table-cell table:style-name="Tabla4.A1" office:value-type="string">
            <text:p text:style-name="Text_20_body">Operador</text:p>
          </table:table-cell>
          <table:table-cell table:style-name="Tabla4.A1" office:value-type="string">
            <text:p text:style-name="Text_20_body">Descripción </text:p>
          </table:table-cell>
        </table:table-row>
        <table:table-row>
          <table:table-cell table:style-name="Tabla4.A1" office:value-type="string">
            <text:p text:style-name="Text_20_body">+</text:p>
          </table:table-cell>
          <table:table-cell table:style-name="Tabla4.A1" office:value-type="string">
            <text:p text:style-name="P25">Suma.</text:p>
          </table:table-cell>
        </table:table-row>
        <table:table-row>
          <table:table-cell table:style-name="Tabla4.A1" office:value-type="string">
            <text:p text:style-name="Text_20_body">-</text:p>
          </table:table-cell>
          <table:table-cell table:style-name="Tabla4.A1" office:value-type="string">
            <text:p text:style-name="P25">Resta.</text:p>
          </table:table-cell>
        </table:table-row>
        <table:table-row>
          <table:table-cell table:style-name="Tabla4.A1" office:value-type="string">
            <text:p text:style-name="Text_20_body">*</text:p>
          </table:table-cell>
          <table:table-cell table:style-name="Tabla4.A1" office:value-type="string">
            <text:p text:style-name="P25">Multiplica.</text:p>
          </table:table-cell>
        </table:table-row>
        <table:table-row>
          <table:table-cell table:style-name="Tabla4.A1" office:value-type="string">
            <text:p text:style-name="Text_20_body">/</text:p>
          </table:table-cell>
          <table:table-cell table:style-name="Tabla4.A1" office:value-type="string">
            <text:p text:style-name="P25"><text:span text:style-name="T44">D</text:span>ivide.</text:p>
          </table:table-cell>
        </table:table-row>
        <table:table-row>
          <table:table-cell table:style-name="Tabla4.A1" office:value-type="string">
            <text:p text:style-name="Text_20_body">%</text:p>
          </table:table-cell>
          <table:table-cell table:style-name="Tabla4.A1" office:value-type="string">
            <text:p text:style-name="P25">Calcula el resto de una división.</text:p>
          </table:table-cell>
        </table:table-row>
      </table:table>
      <text:p text:style-name="Text_20_body">Además de estos operadores, también existen operadores aritméticos unitarios: incremento (++), disminución (--) y la negación unitaria (-). Los operadores de incremento y disminución pueden estar tanto delante como detrás de una variable. Estos operadores aumentan o disminuyen en 1, respectivamente, el valor de una variable. </text:p>
      <text:p text:style-name="Text_20_body">La diferencia entre ambas posiciones reside en el momento en que se ejecuta la operación.</text:p>
      <table:table table:name="Tabla5" table:style-name="Tabla5">
        <table:table-column table:style-name="Tabla5.A"/>
        <table:table-column table:style-name="Tabla5.B"/>
        <table:table-row>
          <table:table-cell table:style-name="Tabla5.A1" office:value-type="string">
            <text:p text:style-name="Text_20_body">Operador<text:line-break/>(x=5)</text:p>
          </table:table-cell>
          <table:table-cell table:style-name="Tabla5.A1" office:value-type="string">
            <text:p text:style-name="Text_20_body">Descripción </text:p>
          </table:table-cell>
        </table:table-row>
        <table:table-row>
          <table:table-cell table:style-name="Tabla5.A1" office:value-type="string">
            <text:p text:style-name="Text_20_body">y = ++ x</text:p>
          </table:table-cell>
          <table:table-cell table:style-name="Tabla5.A1" office:value-type="string">
            <text:p text:style-name="P27"><text:span text:style-name="T14">Primero el incremento </text:span><text:span text:style-name="Strong_20_Emphasis"><text:span text:style-name="T14">y</text:span></text:span><text:span text:style-name="T14"> después la asignación.<text:line-break/>y=6</text:span></text:p>
          </table:table-cell>
        </table:table-row>
        <table:table-row>
          <table:table-cell table:style-name="Tabla5.A1" office:value-type="string">
            <text:p text:style-name="Text_20_body">y = x++</text:p>
          </table:table-cell>
          <table:table-cell table:style-name="Tabla5.A1" office:value-type="string">
            <text:p text:style-name="P21"><text:span text:style-name="T14">Primero la asignación </text:span><text:span text:style-name="Strong_20_Emphasis"><text:span text:style-name="T14">y</text:span></text:span><text:span text:style-name="T14"> después el incremento<text:line-break/>y=5</text:span></text:p>
          </table:table-cell>
        </table:table-row>
        <table:table-row>
          <table:table-cell table:style-name="Tabla5.A1" office:value-type="string">
            <text:p text:style-name="Text_20_body">y = -- x</text:p>
          </table:table-cell>
          <table:table-cell table:style-name="Tabla5.A1" office:value-type="string">
            <text:p text:style-name="P21"><text:span text:style-name="T14">Primero el decremento </text:span><text:span text:style-name="Strong_20_Emphasis"><text:span text:style-name="T14">y</text:span></text:span><text:span text:style-name="T14"> después la asignación.<text:line-break/>y=4</text:span></text:p>
          </table:table-cell>
        </table:table-row>
        <table:table-row>
          <table:table-cell table:style-name="Tabla5.A1" office:value-type="string">
            <text:p text:style-name="Text_20_body">y = x--</text:p>
          </table:table-cell>
          <table:table-cell table:style-name="Tabla5.A1" office:value-type="string">
            <text:p text:style-name="P21"><text:span text:style-name="T14">Primero la asignación </text:span><text:span text:style-name="Strong_20_Emphasis"><text:span text:style-name="T14">y</text:span></text:span><text:span text:style-name="T14"> después el decremento.<text:line-break/>y=5</text:span></text:p>
          </table:table-cell>
        </table:table-row>
        <table:table-row>
          <table:table-cell table:style-name="Tabla5.A1" office:value-type="string">
            <text:p text:style-name="Text_20_body">y =-x</text:p>
          </table:table-cell>
          <table:table-cell table:style-name="Tabla5.A1" office:value-type="string">
            <text:p text:style-name="P21"><text:span text:style-name="T14">Se asigna a </text:span><text:span text:style-name="Strong_20_Emphasis"><text:span text:style-name="T14">y</text:span></text:span><text:span text:style-name="T14"> el valor negativo de </text:span><text:span text:style-name="Strong_20_Emphasis"><text:span text:style-name="T14">x</text:span></text:span><text:span text:style-name="T14">, pero </text:span><text:span text:style-name="Strong_20_Emphasis"><text:span text:style-name="T14">x</text:span></text:span><text:span text:style-name="T14"> no varía.<text:line-break/>y</text:span><text:span text:style-name="T23"> </text:span><text:span text:style-name="T14">= -5</text:span></text:p>
          </table:table-cell>
        </table:table-row>
      </table:table>
      <text:p text:style-name="Text_20_body"><text:bookmark text:name="enlace5.2"/><text:span text:style-name="Strong_20_Emphasis">Ejemplo </text:span></text:p>
      <text:p text:style-name="Código">var num1=5, num2=8,resultado1, resultado2; </text:p>
      <text:p text:style-name="Código">resultado1=((num1+num2)*200)/100;</text:p>
      <text:p text:style-name="Código">resultado2=resultado1%3;</text:p>
      <text:p text:style-name="Código">resultado1=++num1;</text:p>
      <text:p text:style-name="Código">resultado2=num2++;</text:p>
      <text:p text:style-name="Código">resultado1=--num1;</text:p>
      <text:p text:style-name="Código">resultado2=num2--;</text:p>
      <text:p text:style-name="Código">resultado1=-resultado2;</text:p>
      <text:p text:style-name="P18"/>
      <text:p text:style-name="P18"><text:bookmark-start text:name="__RefHeading___Toc1913_1568655339"/><text:soft-page-break/>Operadores de comparación<text:bookmark-end text:name="__RefHeading___Toc1913_1568655339"/></text:p>
      <text:p text:style-name="Text_20_body">Para comparar dos valores entre sí, se utiliza el operador de comparación. Como valor de retorno se obtiene un valor lógico o booleano: <text:span text:style-name="T24">true</text:span> o <text:span text:style-name="T24">false.</text:span> </text:p>
      <table:table table:name="Tabla6" table:style-name="Tabla6">
        <table:table-column table:style-name="Tabla6.A"/>
        <table:table-column table:style-name="Tabla6.B"/>
        <table:table-row>
          <table:table-cell table:style-name="Tabla6.A1" office:value-type="string">
            <text:p text:style-name="Text_20_body">Operador</text:p>
          </table:table-cell>
          <table:table-cell table:style-name="Tabla6.A1" office:value-type="string">
            <text:p text:style-name="Text_20_body">Descripción </text:p>
          </table:table-cell>
        </table:table-row>
        <table:table-row>
          <table:table-cell table:style-name="Tabla6.A1" office:value-type="string">
            <text:p text:style-name="Text_20_body">==</text:p>
          </table:table-cell>
          <table:table-cell table:style-name="Tabla6.A1" office:value-type="string">
            <text:p text:style-name="Text_20_body">Devuelve el valor <text:span text:style-name="T24">true</text:span> cuando los dos operandos son iguales.</text:p>
          </table:table-cell>
        </table:table-row>
        <table:table-row>
          <table:table-cell table:style-name="Tabla6.A1" office:value-type="string">
            <text:p text:style-name="Text_20_body">!=</text:p>
          </table:table-cell>
          <table:table-cell table:style-name="Tabla6.A1" office:value-type="string">
            <text:p text:style-name="Text_20_body">Devuelve el valor <text:span text:style-name="T24">true</text:span> cuando los dos operandos son distintos.</text:p>
          </table:table-cell>
        </table:table-row>
        <table:table-row>
          <table:table-cell table:style-name="Tabla6.A1" office:value-type="string">
            <text:p text:style-name="Text_20_body">&gt;</text:p>
          </table:table-cell>
          <table:table-cell table:style-name="Tabla6.A1" office:value-type="string">
            <text:p text:style-name="Text_20_body">Devuelve el valor <text:span text:style-name="T24">true</text:span> cuando el operando de la izquierda es mayor que el de la derecha.</text:p>
          </table:table-cell>
        </table:table-row>
        <table:table-row>
          <table:table-cell table:style-name="Tabla6.A1" office:value-type="string">
            <text:p text:style-name="Text_20_body">&lt;</text:p>
          </table:table-cell>
          <table:table-cell table:style-name="Tabla6.A1" office:value-type="string">
            <text:p text:style-name="Text_20_body">Devuelve el valor <text:span text:style-name="T24">true</text:span> cuando el operando de la derecha es menor que el de la izquierda.</text:p>
          </table:table-cell>
        </table:table-row>
        <table:table-row>
          <table:table-cell table:style-name="Tabla6.A1" office:value-type="string">
            <text:p text:style-name="Text_20_body">&gt;=</text:p>
          </table:table-cell>
          <table:table-cell table:style-name="Tabla6.A1" office:value-type="string">
            <text:p text:style-name="Text_20_body">Devuelve el valor <text:span text:style-name="T24">true</text:span> cuando el operando de la izquierda es mayor o igual que el de la derecha.</text:p>
          </table:table-cell>
        </table:table-row>
        <table:table-row>
          <table:table-cell table:style-name="Tabla6.A1" office:value-type="string">
            <text:p text:style-name="Text_20_body">&lt;=</text:p>
          </table:table-cell>
          <table:table-cell table:style-name="Tabla6.A1" office:value-type="string">
            <text:p text:style-name="Text_20_body">Devuelve el valor <text:span text:style-name="T24">true</text:span> cuando el operando de la derecha es menor o igual que el de la izquierda.</text:p>
          </table:table-cell>
        </table:table-row>
      </table:table>
      <text:p text:style-name="Text_20_body"><text:bookmark text:name="enlace5.3"/><text:span text:style-name="Strong_20_Emphasis">Ejemplo</text:span></text:p>
      <text:p text:style-name="Código">var a=4;b=5;</text:p>
      <text:p text:style-name="Código"><text:span text:style-name="T41">alert</text:span>("El resultado de la expresión 'a==b' es igual a "+(a==b));</text:p>
      <text:p text:style-name="Código"><text:span text:style-name="T41">alert</text:span>("El resultado de la expresión 'a!=b' es igual a "+(a!=b));</text:p>
      <text:p text:style-name="Código"><text:span text:style-name="T41">alert</text:span>("El resultado de la expresión 'a&gt;b' es igual a "+(a&gt;b));</text:p>
      <text:p text:style-name="Código"><text:span text:style-name="T41">alert</text:span>("El resultado de la expresión 'a&lt;b' es igual a "+(a&lt;b));</text:p>
      <text:p text:style-name="Código"><text:span text:style-name="T41">alert</text:span>("El resultado de la expresión 'a&gt;=b' es igual a "+(a&gt;=b));</text:p>
      <text:p text:style-name="Código"><text:span text:style-name="T41">alert</text:span>("El resultado de la expresión 'a&lt;=b' es igual a "+(a&lt;=b));</text:p>
      <text:p text:style-name="P18"/>
      <text:p text:style-name="P3"><text:bookmark-start text:name="__RefHeading___Toc1915_1568655339"/>Operadores lógicos<text:bookmark-end text:name="__RefHeading___Toc1915_1568655339"/></text:p>
      <text:p text:style-name="Text_20_body">Los operadores lógicos se utilizan para el procesamiento de los valores booleanos. A su vez el valor que devuelven también es booleano: <text:span text:style-name="T24">true</text:span> o <text:span text:style-name="T24">false.</text:span></text:p>
      <text:p text:style-name="Text_20_body">Suponemos para los ejemplos la siguiente instrucción <text:span text:style-name="T29">var a=3;b=4;c=5;</text:span><text:span text:style-name="T28"> </text:span></text:p>
      <table:table table:name="Tabla7" table:style-name="Tabla7">
        <table:table-column table:style-name="Tabla7.A"/>
        <table:table-column table:style-name="Tabla7.B"/>
        <table:table-row>
          <table:table-cell table:style-name="Tabla7.A1" office:value-type="string">
            <text:p text:style-name="P18">Operador</text:p>
          </table:table-cell>
          <table:table-cell table:style-name="Tabla7.A1" office:value-type="string">
            <text:p text:style-name="P18">Descripción </text:p>
          </table:table-cell>
        </table:table-row>
        <table:table-row>
          <table:table-cell table:style-name="Tabla7.A1" office:value-type="string">
            <text:p text:style-name="Text_20_body">&amp;&amp;</text:p>
          </table:table-cell>
          <table:table-cell table:style-name="Tabla7.A1" office:value-type="string">
            <text:p text:style-name="Text_20_body">Y lógica. El valor de devolución es <text:span text:style-name="T24">true</text:span> cuando ambos operandos son verdaderos.</text:p>
          </table:table-cell>
        </table:table-row>
        <table:table-row>
          <table:table-cell table:style-name="Tabla7.A1" office:value-type="string">
            <text:p text:style-name="Text_20_body">||</text:p>
          </table:table-cell>
          <table:table-cell table:style-name="Tabla7.A1" office:value-type="string">
            <text:p text:style-name="Text_20_body">O lógica. El valor de devolución es <text:span text:style-name="T24">true</text:span> cuando alguno de los operandos es verdadero o lo son los dos.</text:p>
          </table:table-cell>
        </table:table-row>
        <table:table-row>
          <table:table-cell table:style-name="Tabla7.A1" office:value-type="string">
            <text:p text:style-name="Text_20_body">!</text:p>
          </table:table-cell>
          <table:table-cell table:style-name="Tabla7.A1" office:value-type="string">
            <text:p text:style-name="Text_20_body">No lógica. El valor de devolución es <text:span text:style-name="T24">true</text:span> cuando el valor es falso.</text:p>
          </table:table-cell>
        </table:table-row>
      </table:table>
      <text:p text:style-name="Text_20_body"><text:span text:style-name="Strong_20_Emphasis"><text:span text:style-name="T11"/></text:span></text:p>
      <text:p text:style-name="Text_20_body"><text:bookmark text:name="enlace5.4"/><text:span text:style-name="Strong_20_Emphasis"><text:span text:style-name="T11">Ejemplo</text:span></text:span><text:span text:style-name="T11">: Se muestra el resultado de distintas operaciones realizadas con operadores lógicos. </text:span><text:span text:style-name="T13">(En el ejemplo se usa directamente los valore true y false en lugar de variables).</text:span></text:p>
      <text:p text:style-name="Código"><text:span text:style-name="T41">alert</text:span>(El resultado de la expresión 'false&amp;&amp;false' es igual a "+(false&amp;&amp;false));</text:p>
      <text:p text:style-name="Código"><text:span text:style-name="T41">alert</text:span>("El resultado de la expresión 'false&amp;&amp;true' es igual a "+(false&amp;&amp;true));</text:p>
      <text:p text:style-name="Código"><text:span text:style-name="T41">alert</text:span>("<text:span text:style-name="T41">E</text:span>l resultado de la expresión 'true&amp;&amp;false' es igual a "+(true&amp;&amp;false));</text:p>
      <text:p text:style-name="Código"><text:span text:style-name="T41">alert</text:span>("<text:span text:style-name="T41">E</text:span>l resultado de la expresión 'true&amp;&amp;true' es igual a "+(true&amp;&amp;true));</text:p>
      <text:p text:style-name="Código"><text:span text:style-name="T41">alert</text:span>("El resultado de la expresión 'false||false' es igual a "+(false||false));</text:p>
      <text:p text:style-name="Código"><text:span text:style-name="T41">alert(“E</text:span>l resultado de la expresión 'false||true' es igual a "+(false||true));</text:p>
      <text:p text:style-name="Código"><text:span text:style-name="T41">alert</text:span>("El resultado de la expresión 'true||false' es igual a "+(true||false));</text:p>
      <text:p text:style-name="Código"><text:span text:style-name="T41">alert</text:span>("<text:span text:style-name="T41">E</text:span>l resultado de la expresión 'true||true' es igual a "+(true||true));</text:p>
      <text:p text:style-name="Código"><text:span text:style-name="T41">alert</text:span>("El resultado de la expresión '!false' es igual a "+(!false));</text:p>
      <text:h text:style-name="P54" text:outline-level="1"/>
      <text:h text:style-name="P59" text:outline-level="1"><text:bookmark-start text:name="__RefHeading___Toc1917_1568655339"/>Estructuras de control y bucles<text:bookmark-end text:name="__RefHeading___Toc1917_1568655339"/></text:h>
      <text:h text:style-name="Heading_20_2" text:outline-level="2"><text:bookmark-start text:name="__RefHeading___Toc5759_3755017450"/>IF y ELSE<text:bookmark-end text:name="__RefHeading___Toc5759_3755017450"/></text:h>
      <text:p text:style-name="Text_20_body">Para controlar el flujo de información en los programas JavaScript existen una serie de estructuras condicionales y bucles que permiten alterar el orden secuencial de ejecución.</text:p>
      <text:p text:style-name="Text_20_body">La instrucción <text:span text:style-name="T25">if</text:span> es permite la ejecución de un bloque u otro de instrucciones en función de una condición.</text:p>
      <text:p text:style-name="Text_20_body">Sintaxis:</text:p>
      <text:p text:style-name="Código"><text:span text:style-name="T35">i</text:span>f (condición) {</text:p>
      <text:p text:style-name="Código">bloque de instrucciones que se ejecutan si la condición se cumple</text:p>
      <text:p text:style-name="Código">}</text:p>
      <text:p text:style-name="Código">else{</text:p>
      <text:p text:style-name="Código">bloque de instrucciones que se ejecutan si la condición no se cumple</text:p>
      <text:p text:style-name="Código">}</text:p>
      <text:p text:style-name="Text_20_body">Las llaves <text:span text:style-name="T51">solo</text:span> s<text:span text:style-name="T41">on obligatorias c</text:span>uando haya varias instrucciones seguidas pertenecientes a la ramificación. </text:p>
      <text:p text:style-name="P20">Si no pones llaves, el if se aplicará únicamente a la siguiente instrucción.</text:p>
      <text:p text:style-name="Text_20_body">Puede existir una instrucción <text:span text:style-name="T25">if</text:span> que no contenga la parte <text:span text:style-name="T25">else</text:span>. En este caso, se ejecutarían una serie de órdenes si se cumple la condición y si esto no es así, se continuaría con la<text:span text:style-name="T51">s</text:span> órdenes que están a continuación del bloque <text:span text:style-name="T25">if</text:span>.</text:p>
      <text:p text:style-name="P30"><text:bookmark text:name="enlace6.1"/><text:span text:style-name="Strong_20_Emphasis">Ejemplo</text:span></text:p>
      <text:p text:style-name="P30">var xdia;</text:p>
      <text:p text:style-name="P30"><text:span text:style-name="T41">x</text:span>dia=prompt("Introduce el día de la semana ", "");</text:p>
      <text:p text:style-name="P32">if (xdia == "domingo") </text:p>
      <text:p text:style-name="P33">{</text:p>
      <text:p text:style-name="P32"><text:tab/>alert("Hoy es festivo");</text:p>
      <text:p text:style-name="P33">}</text:p>
      <text:p text:style-name="P32">else</text:p>
      <text:p text:style-name="P32"><text:tab/>alert ("Hoy no es domingo, es muy probable que tengas que trabajar");</text:p>
      <text:p text:style-name="Text_20_body"><text:span text:style-name="Strong_20_Emphasis"/></text:p>
      <text:p text:style-name="P2"><text:bookmark text:name="enlace6.2"/><text:span text:style-name="Strong_20_Emphasis">Ejemplo </text:span></text:p>
      <text:p text:style-name="P30">var edadAna,edadLuis;</text:p>
      <text:p text:style-name="P30"><text:span text:style-name="T41">e</text:span>dadAna=parseInt(prompt("Introduce la edad de Ana",""));</text:p>
      <text:p text:style-name="P30">edadLuis=parseInt(prompt("Introduce la edad de Luis",""));</text:p>
      <text:p text:style-name="P30">if (edadAna &gt; edadLuis){</text:p>
      <text:p text:style-name="P30"><text:tab/><text:span text:style-name="T42">alert</text:span>("Ana es mayor que Luis.");</text:p>
      <text:p text:style-name="P30"><text:tab/><text:span text:style-name="T42">alert</text:span>(" Ana tiene "<text:span text:style-name="T49">+</text:span>edadAna<text:span text:style-name="T49">+</text:span>" años y Luis "<text:span text:style-name="T49">+</text:span> edadLuis);</text:p>
      <text:p text:style-name="P30">}</text:p>
      <text:p text:style-name="P32">else{</text:p>
      <text:p text:style-name="P32"><text:tab/><text:span text:style-name="T42">alert(</text:span>"Ana es menor o de igual edad que Luis.");</text:p>
      <text:p text:style-name="P32"><text:tab/><text:span text:style-name="T42">alert</text:span>(" Ana tiene "<text:span text:style-name="T49">+</text:span>edadAna<text:span text:style-name="T49">+</text:span>" años y Luis "<text:span text:style-name="T49">+</text:span> edadLuis);</text:p>
      <text:p text:style-name="P30">} </text:p>
      <text:p text:style-name="P26"><text:bookmark-start text:name="__RefHeading___Toc1921_1568655339"/>Ramificaciones <text:span text:style-name="T41">a</text:span>nidadas<text:bookmark-end text:name="__RefHeading___Toc1921_1568655339"/></text:p>
      <text:p text:style-name="Text_20_body">Para las condiciones ramificadas más complicadas, a menudo se utilizan las ramificaciones anidadas. En ellas se definen consultas <text:span text:style-name="T24">if</text:span> dentro de otras consultas <text:span text:style-name="T24">if</text:span>.</text:p>
      <text:p text:style-name="P18"><text:bookmark text:name="enlace6.3"/>Ejemplo</text:p>
      <text:p text:style-name="P30">var edadAna,edadLuis;</text:p>
      <text:p text:style-name="P30">edadAna=parseInt(prompt("Introduce la edad de Ana",""));</text:p>
      <text:p text:style-name="P30">edadLuis=parseInt(prompt("Introduce la edad de Luis",""));</text:p>
      <text:p text:style-name="P30">if (edadAna &gt; edadLuis){</text:p>
      <text:p text:style-name="P30"><text:tab/><text:span text:style-name="T41">alert(</text:span>"Ana es mayor que Luis.");</text:p>
      <text:p text:style-name="P30">}</text:p>
      <text:p text:style-name="P32">else{</text:p>
      <text:p text:style-name="P32"><text:tab/>if (edadAna&lt;edadLuis){</text:p>
      <text:p text:style-name="P30"><text:span text:style-name="T41"><text:tab/><text:tab/>alert</text:span>("Ana es menor que Luis.");</text:p>
      <text:p text:style-name="P32"><text:tab/>}else{</text:p>
      <text:p text:style-name="P32"><text:span text:style-name="T41"><text:tab/><text:tab/>alert</text:span>("Ana tiene la misma edad que Luis.");</text:p>
      <text:p text:style-name="Código"><text:tab/>}</text:p>
      <text:p text:style-name="P30">} </text:p>
      <text:p text:style-name="P30"><text:span text:style-name="T41">alert</text:span>(" Ana tiene "<text:span text:style-name="T49">+</text:span>edadAna<text:span text:style-name="T49">+</text:span>" años y Luis "<text:span text:style-name="T49">+</text:span> edadLuis);</text:p>
      <text:h text:style-name="P62" text:outline-level="2"/>
      <text:h text:style-name="P64" text:outline-level="2"><text:bookmark-start text:name="__RefHeading___Toc1923_1568655339"/>Bucle FOR<text:bookmark-end text:name="__RefHeading___Toc1923_1568655339"/></text:h>
      <text:p text:style-name="Text_20_body">Cuando la ejecución de un programa llega a un bucle <text:span text:style-name="T25">for</text:span>, lo primero que hace es ejecutar la <text:span text:style-name="T30">“Inicialización del índice”, </text:span><text:span text:style-name="T31">que solo se ejecuta un vez</text:span>, a continuación analiza la <text:span text:style-name="T30">Condición de prueba</text:span> y si esta se cumple ejecuta las instrucciones del bucle. Cuando finaliza la ejecución de las instrucciones del bucle se realiza la <text:span text:style-name="T30">Modificación del índice</text:span> y las líneas de código que contiene el bucle y cuando <text:span text:style-name="T55">estas</text:span> finalizan, se retorna a la cabecera del bucle for y se realiza la después la Condición de prueba, si la condición se cumple se ejecutan las instrucciones y si no se cumple la ejecución continúa en las líneas de código que siguen al bucle.</text:p>
      <text:p text:style-name="P26">Sintaxis</text:p>
      <text:p text:style-name="P32">for (<text:span text:style-name="T24">Inicialización del índice; Condición de prueba; Modificación en el índice</text:span>){</text:p>
      <text:p text:style-name="P32"><text:tab/>…<text:span text:style-name="T24">instrucciones</text:span>…</text:p>
      <text:p text:style-name="P30">}</text:p>
      <text:p text:style-name="P26">Ejemplo: <text:span text:style-name="T43">números</text:span> pares del 2 al 30</text:p>
      <text:p text:style-name="Código">for (i=2;i&lt;=30;i+=2) {</text:p>
      <text:p text:style-name="Código"><text:span text:style-name="T21"><text:tab/></text:span><text:span text:style-name="T22">alert</text:span>(i);</text:p>
      <text:p text:style-name="P41">}</text:p>
      <text:p text:style-name="P41"><text:span text:style-name="T43">alert</text:span>(" Ya se han escrito los números pares del 0 al 30");</text:p>
      <text:p text:style-name="P25"><text:bookmark text:name="enlace6.7"/><text:span text:style-name="T5">Ejemplo: </text:span><text:span text:style-name="T33">números</text:span><text:span text:style-name="T34"> pares del 0 al 30</text:span></text:p>
      <text:p text:style-name="Código">for (i=30;i&gt;=2;i-=2) {</text:p>
      <text:p text:style-name="Código"><text:tab/><text:span text:style-name="T43">alert</text:span>(i);</text:p>
      <text:p text:style-name="Código">} </text:p>
      <text:p text:style-name="Código"><text:span text:style-name="T43">alert</text:span>("<text:span text:style-name="T43">Y</text:span>a se han escrito los números pares del 0 al 30");</text:p>
      <text:p text:style-name="P25"><text:bookmark text:name="enlace6.8"/><text:span text:style-name="T5">Ejemplo: </text:span>Escribe las potencias de 2 hasta 3000</text:p>
      <text:p text:style-name="Código">aux=1;</text:p>
      <text:p text:style-name="Código">for (i=2;i&lt;=3000;i*=2) {</text:p>
      <text:p text:style-name="Código"><text:span text:style-name="T43"><text:tab/>alert</text:span>("2 elevado a "+aux+" es igual a "+i);</text:p>
      <text:p text:style-name="Código"><text:tab/>aux++;</text:p>
      <text:p text:style-name="Código">}</text:p>
      <text:p text:style-name="Código"><text:span text:style-name="T43">alert</text:span>("Ya se han escrito las potencias de 2 menores de 3000");</text:p>
      <text:h text:style-name="P65" text:outline-level="2"/>
      <text:h text:style-name="P63" text:outline-level="2"><text:bookmark-start text:name="__RefHeading___Toc5761_3755017450"/>Bucle WHILE<text:bookmark-end text:name="__RefHeading___Toc5761_3755017450"/></text:h>
      <text:p text:style-name="P23">Con el bucle while se pueden ejecutar un grupo de instrucciones mientras se cumpla una condición. Si la condición nunca se cumple, entonces tampoco se ejecuta ninguna instrucción.</text:p>
      <text:p text:style-name="P23">Si la condición se cumple siempre, nos veremos inmersos en el problema de los bucles infinitos, que pueden llegar a colapsar el navegador, o incluso el ordenador. Por esa razón es muy importante que la condición de<text:span text:style-name="T45">ba</text:span> <text:span text:style-name="T57">dejar de </text:span>cumplirse en algún momento <text:span text:style-name="T57">para evitar bucles infinitos</text:span>.</text:p>
      <text:p text:style-name="P18">Sintaxis:</text:p>
      <text:p text:style-name="Código">while (condición){</text:p>
      <text:p text:style-name="Código"><text:tab/>...instrucciones...</text:p>
      <text:p text:style-name="Código">}</text:p>
      <text:p text:style-name="Text_20_body"><text:span text:style-name="T6">Ejemplo</text:span> : Escribe los números pares de 0 a 30</text:p>
      <text:p text:style-name="Código">i=2;</text:p>
      <text:p text:style-name="Código">while (i&lt;=30) {</text:p>
      <text:p text:style-name="Código"><text:tab/>alert (i);</text:p>
      <text:p text:style-name="Código"><text:tab/>i+=2;</text:p>
      <text:p text:style-name="Código">} </text:p>
      <text:p text:style-name="Código">alert("Ya se han mostrado los números pares del 0 al 30");</text:p>
      <text:p text:style-name="Text_20_body"><text:span text:style-name="T6">Ejemplo</text:span>: Pregunta una clave hasta que se corresponda con una dada.</text:p>
      <text:p text:style-name="Código">auxclave="";</text:p>
      <text:p text:style-name="Código">while (auxclave!="vivaYO"){</text:p>
      <text:p text:style-name="Código"><text:tab/>auxclave=prompt("introduce la clave ","claveSecreta")</text:p>
      <text:p text:style-name="Código">}</text:p>
      <text:p text:style-name="Código">alert ("Has acertado la clave");</text:p>
      <text:h text:style-name="Heading_20_2" text:outline-level="2"><text:bookmark-start text:name="__RefHeading___Toc5763_3755017450"/>Bucle DO-WHILE<text:bookmark-end text:name="__RefHeading___Toc5763_3755017450"/></text:h>
      <text:p text:style-name="Text_20_body">La diferencia del bucle do-while frente al bucle while reside en el momento en que se comprueba la condición: el bucle do-while no la comprueba hasta el final, es decir, después del cuerpo del bucle, lo que significa que el bucle do-while se recorrerá, una vez, como mínimo, aunque no se cumpla la condición.</text:p>
      <text:p text:style-name="Text_20_body"><text:span text:style-name="T6">Sintaxis</text:span>:</text:p>
      <text:p text:style-name="Código">do {</text:p>
      <text:p text:style-name="Código">...instrucciones...</text:p>
      <text:p text:style-name="Código">} while(condición)</text:p>
      <text:p text:style-name="P18"/>
      <text:p text:style-name="P2"><text:span text:style-name="T6">Ejemplo</text:span>: Preguntar por una clave hasta que se introduzca la correcta</text:p>
      <text:p text:style-name="Código">do {</text:p>
      <text:p text:style-name="Código"><text:tab/>auxclave=prompt("introduce la clave ","vivaYo")</text:p>
      <text:p text:style-name="Código">} while (auxclave!="EstaeslaclaveJEJEJE")</text:p>
      <text:p text:style-name="Código">alert ("Has acertado la clave");</text:p>
      <text:h text:style-name="Heading_20_2" text:outline-level="2"><text:bookmark-start text:name="__RefHeading___Toc5765_3755017450"/>Instrucciones BREAK y CONTINUE<text:bookmark-end text:name="__RefHeading___Toc5765_3755017450"/></text:h>
      <text:p text:style-name="P23">En los bucles for, while <text:span text:style-name="T45">y do-while </text:span>se pueden utilizar las instrucciones break y continue para modificar el comportamiento del bucle. </text:p>
      <text:p text:style-name="P23">La instrucción brea<text:span text:style-name="T45">k </text:span>dentro de un bucle hace que <text:span text:style-name="T52">este</text:span> se interrumpa inmediatamente, aun cuando no se haya ejecutado todavía el bucle completo. Al llegar la instrucción, el programa se sigue desarrollando inmediatamente a continuación del <text:span text:style-name="T45">final del </text:span>bucle.</text:p>
      <text:p text:style-name="Text_20_body"><text:span text:style-name="T6">Ejemplo</text:span>: Pregunta por la clave y permitir tres respuestas incorrectas</text:p>
      <text:p text:style-name="Código">var auxclave=true;</text:p>
      <text:p text:style-name="Código">var numveces=0;</text:p>
      <text:p text:style-name="Código">//Mientras no introduzca la clave y no se pulse Cancelar</text:p>
      <text:p text:style-name="Código">while (auxclave != "anonimo" &amp;&amp; auxclave){ </text:p>
      <text:p text:style-name="Código"><text:tab/>auxclave=prompt("Introduce la clave ","");</text:p>
      <text:p text:style-name="Código"><text:tab/>numveces++;</text:p>
      <text:p text:style-name="Código"><text:tab/>if (numveces == 3)</text:p>
      <text:p text:style-name="Código"><text:tab/><text:tab/>break;</text:p>
      <text:p text:style-name="Código">}</text:p>
      <text:p text:style-name="Código">if (auxclave=="SuperClave") alert("La clave es correcta");</text:p>
      <text:p text:style-name="Código">else alert("La clave no es correcta correcta");</text:p>
      <text:p text:style-name="Text_20_body">El efecto que tiene la instrucción <text:span text:style-name="T6">continue</text:span> en un bucle es el de hacer retornar a la secuencia de ejecución a la cabecera del bucle, volviendo a ejecutar la condición o a incrementar los índices cuando sea un bucle for. Esto permite saltarse recorridos del bucle.</text:p>
      <text:p text:style-name="Text_20_body"><text:span text:style-name="T6">Ejemplo</text:span>: Presenta todos los números pares del 0 al 50 excepto los que sean múltiplos de 3</text:p>
      <text:p text:style-name="Código">var i;</text:p>
      <text:p text:style-name="Código">for (i=2;i&lt;=50;i+=2){</text:p>
      <text:p text:style-name="P42"><text:tab/>if ((i%3)==0) </text:p>
      <text:p text:style-name="P42"><text:tab/><text:tab/>continue;</text:p>
      <text:p text:style-name="Código"><text:tab/>alert(i);</text:p>
      <text:p text:style-name="Código">}</text:p>
      <text:p text:style-name="Text_20_body"/>
      <text:h text:style-name="P55" text:outline-level="1"><text:bookmark-start text:name="__RefHeading___Toc5767_3755017450"/><text:soft-page-break/>Funciones<text:bookmark-end text:name="__RefHeading___Toc5767_3755017450"/></text:h>
      <text:p text:style-name="Text_20_body">Una función es un conjunto de instrucciones que se agrupan bajo un nombre de función. <text:span text:style-name="T46">Se ejecuta</text:span> <text:span text:style-name="T52">solo</text:span> cuando es llamada por su nombre en el código del programa. <text:span text:style-name="T46">La llamada</text:span> provoca la ejecución de las órdenes que contiene.</text:p>
      <text:p text:style-name="Text_20_body">Las funciones son muy importantes por diversos motivos:</text:p>
      <text:list xml:id="list2061017635" text:style-name="L2">
        <text:list-item>
          <text:p text:style-name="P67">Ayudan a estructurar los programas para hacerlos su código más comprensible y más fácil de modificar. </text:p>
        </text:list-item>
        <text:list-item>
          <text:p text:style-name="P67">Permiten repetir la ejecución de un conjunto de órdenes todas las veces que sea necesario sin necesidad de escribir de nuevo las instrucciones. </text:p>
          <text:p text:style-name="P71">Una función consta de las siguientes partes básicas:</text:p>
        </text:list-item>
        <text:list-item>
          <text:p text:style-name="P67">Un nombre de función.</text:p>
        </text:list-item>
        <text:list-item>
          <text:p text:style-name="P67">Los parámetros pasados a la función separados por comas y entre paréntesis. </text:p>
        </text:list-item>
        <text:list-item>
          <text:p text:style-name="P67">Las llaves de inicio y final de la función.</text:p>
        </text:list-item>
      </text:list>
      <text:p text:style-name="Text_20_body"><text:span text:style-name="T6">Sintaxis de la definición de una función</text:span>:</text:p>
      <text:p text:style-name="Código">function nombrefuncion (parámetro1, parámetro2...){</text:p>
      <text:p text:style-name="Código">...</text:p>
      <text:p text:style-name="Código">instrucciones</text:p>
      <text:p text:style-name="Código">...</text:p>
      <text:p text:style-name="Código">//si la función devuelve algún valor añadimos:</text:p>
      <text:p text:style-name="Código">return valor;</text:p>
      <text:p text:style-name="Código">}</text:p>
      <text:p text:style-name="P18">Sintaxis de la llamada a una función:</text:p>
      <text:p text:style-name="Text_20_body">La función se ejecuta siempre que se ejecute la sentencia. </text:p>
      <text:p text:style-name="Código">valorRetornado=nombrefuncion (parám1, parám2...);</text:p>
      <text:p text:style-name="Text_20_body">Es importante entender la diferencia entre definir una función y llamarla:</text:p>
      <text:list xml:id="list2484378832" text:style-name="L3">
        <text:list-item>
          <text:p text:style-name="P69">Definir una función es simplemente especificar su nombre y definir qué acciones realizará en el momento en que sea invocada, <text:span text:style-name="T52">mediante</text:span> la palabra reservada function.</text:p>
        </text:list-item>
        <text:list-item>
          <text:p text:style-name="P68">Para llamar a una función <text:span text:style-name="T46">e</text:span>s necesario especificar su nombre e introducir los parámetros que queremos que utilice. <text:span text:style-name="T52">Esta</text:span> llamada se puede efectuar en una línea de órdenes o bien a la derecha de una sentencia de asignación en el caso de que la función devuelva algún valor debido al uso de la instrucción return.</text:p>
        </text:list-item>
      </text:list>
      <text:p text:style-name="Text_20_body">La definición de una función se puede realizar en cualquier lugar del programa, pero se recomienda hacerlo al principio del código o en un fichero “js” que contenga funciones.</text:p>
      <text:p text:style-name="Text_20_body"><text:soft-page-break/>La llamada a una función se realizará cuando sea necesario, es decir, cuando se demande la ejecución de las instrucciones que hay dentro de ella.</text:p>
      <text:p text:style-name="Text_20_body"><text:span text:style-name="T6">Ejemplo</text:span>:</text:p>
      <text:p text:style-name="Text_20_body">Funciones que devuelve la suma de dos valores que se pasan por parámetros y que escriben el nombre del profesor.</text:p>
      <text:p text:style-name="Código">// Definiciones de las funciones</text:p>
      <text:p text:style-name="Código">function suma (a,b){ </text:p>
      <text:p text:style-name="Código"><text:tab/>// Esta funcion devuelve un valor</text:p>
      <text:p text:style-name="Código"><text:tab/>return a+b;</text:p>
      <text:p text:style-name="Código">}</text:p>
      <text:p text:style-name="Código">function profe (){ // Esta funcion muestra un texto, pero no devuelve un valor</text:p>
      <text:p text:style-name="Código"><text:tab/>alert ("El profesor es: Sergi Garcia");</text:p>
      <text:p text:style-name="Código">}</text:p>
      <text:p text:style-name="Código">// Codigo que se ejecuta</text:p>
      <text:p text:style-name="Código">var op1=5;op2=25;</text:p>
      <text:p text:style-name="Código">var resultado;</text:p>
      <text:p text:style-name="Código">// Llamada a funcion</text:p>
      <text:p text:style-name="Código">resultado=suma(op1,op2); //</text:p>
      <text:p text:style-name="Código">llamada a la funcion</text:p>
      <text:p text:style-name="Código">console.log (op1+"+"+op2+"="+resultado);</text:p>
      <text:p text:style-name="Código">// Llamada a funcion</text:p>
      <text:p text:style-name="Código">profe();</text:p>
      <text:p text:style-name="P72"/>
      <text:p text:style-name="P47"><text:span text:style-name="T4"> </text:span><text:span text:style-name="T48">Atención: recordad que las funciones rara vez hacen funciones de entrada/salida. El 99.9% de las veces simplemente procesan la entrada por parámetros y devuelven un valor.</text:span></text:p>
      <text:h text:style-name="P56" text:outline-level="1"><text:bookmark-start text:name="__RefHeading___Toc5769_3755017450"/>Variables locales y globales<text:bookmark-end text:name="__RefHeading___Toc5769_3755017450"/></text:h>
      <text:p text:style-name="Text_20_body"><text:s/>Ahora que ya conocemos las funciones es muy importante diferenciar entre variables globales y locales:</text:p>
      <text:list xml:id="list1552055662" text:style-name="L4">
        <text:list-item>
          <text:p text:style-name="P70">Variables globales: pueden utilizarse en cualquier parte del código y son declaradas fuera de toda función. </text:p>
        </text:list-item>
        <text:list-item>
          <text:p text:style-name="P70">Variables locale<text:span text:style-name="T46">s</text:span>: se definen con la instrucción var dentro de una función y <text:span text:style-name="T52">solo</text:span> pueden ser utilizadas dentro de <text:span text:style-name="T52">esta</text:span>.</text:p>
        </text:list-item>
      </text:list>
      <text:p text:style-name="Text_20_body"/>
      <text:p text:style-name="P18"/>
      <text:p text:style-name="P2"><text:span text:style-name="T6">Ejemplo</text:span>: </text:p>
      <text:p text:style-name="Código">var vbleglobal1=20;</text:p>
      <text:p text:style-name="Código">function prueba(){</text:p>
      <text:p text:style-name="Código"><text:tab/>var vblelocal1=10; //Definición de variable local</text:p>
      <text:p text:style-name="Código"><text:tab/>var vblelocal2=vbleglobal1+vblelocal1;</text:p>
      <text:p text:style-name="Código"><text:tab/>//En la función se puede acceder a las variables globales y locales </text:p>
      <text:p text:style-name="Código"><text:tab/>//definidas dentro de ella</text:p>
      <text:p text:style-name="Código"><text:tab/>alert ("La suma de la variable local (10) y la global (20) es "+</text:p>
      <text:p text:style-name="Código"><text:tab/>vblelocal2);</text:p>
      <text:p text:style-name="Código">}</text:p>
      <text:p text:style-name="Código">// Llamamos a la funcion</text:p>
      <text:p text:style-name="Código">prueba();</text:p>
      <text:p text:style-name="Código">alert ("La variable global es "+vbleglobal1);</text:p>
      <text:p text:style-name="Código">//Desde fuera de la función las variables locales definidas en ella no son</text:p>
      <text:p text:style-name="Código">accesibles</text:p>
      <text:p text:style-name="Text_20_body"/>
      <text:h text:style-name="P57" text:outline-level="1"><text:bookmark-start text:name="__RefHeading___Toc5771_3755017450"/>C<text:span text:style-name="T48">ambiar dinámicamente propiedades de objetos</text:span><text:bookmark-end text:name="__RefHeading___Toc5771_3755017450"/></text:h>
      <text:p text:style-name="P24">Conociendo la id de <text:span text:style-name="T46">algún</text:span> objeto HTML existente en la página podemos cambiar sus propiedades.</text:p>
      <text:p text:style-name="P24">Cuando queremos aplicárselo a un objeto del documento utilizamos el ID y el métod<text:span text:style-name="T46">o </text:span><text:span text:style-name="T47">document.getElementById()</text:span> para acceder al elemento.</text:p>
      <text:p text:style-name="Text_20_body">Para cambiar una imagen con id 'matrix', modificamos la propiedad src :</text:p>
      <text:p text:style-name="Código">document.getElementById('matrix').src = "mt05.jpg";</text:p>
      <text:p text:style-name="Text_20_body">Esto se puede usar para cualquier propiedad existente en cualquier objeto HTML.</text:p>
      <text:p text:style-name="Text_20_body">La función Javascript genérica para cambiar una imagen sería:</text:p>
      <text:p text:style-name="Código">function cambiarImagen (id,rutaImagen) {</text:p>
      <text:p text:style-name="Código"><text:tab/>document.getElementById(id).src=rutaImagen;</text:p>
      <text:p text:style-name="Código">}</text:p>
      <text:h text:style-name="P60" text:outline-level="1"><text:bookmark-start text:name="__RefHeading___Toc5773_3755017450"/>Material adicional<text:bookmark-end text:name="__RefHeading___Toc5773_3755017450"/></text:h>
      <text:p text:style-name="P28">[1] <text:span text:style-name="T53">Curso de Javascript AdaLovecode </text:span><text:a xlink:type="simple" xlink:href="https://www.youtube.com/watch?v=O9CKO86teyM&amp;list=PLI7nHlOIIPOJtTDs1HVJABswW-xJcA7_o" text:style-name="Internet_20_link" text:visited-style-name="Visited_20_Internet_20_Link">https://www.youtube.com/watch?v=O9CKO86teyM&amp;list=PLI7nHlOIIPOJtTDs1HVJABswW-xJcA7_o</text:a></text:p>
      <text:p text:style-name="P29">[2] Intro to Javascript (Udacity) <text:a xlink:type="simple" xlink:href="https://eu.udacity.com/course/intro-to-javascript--ud803" text:style-name="Internet_20_link" text:visited-style-name="Visited_20_Internet_20_Link">https://eu.udacity.com/course/intro-to-javascript--ud80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2" text:name="NumeroTema"/>
          <text:user-field-decl office:value-type="string" office:string-value="Sintáxis Javascript"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2</text:user-field-get></text:span><text:span text:style-name="MT1">. </text:span><text:span text:style-name="MT1"><text:user-field-get text:name="Tema">Sintáxis Javascript</text:user-field-get></text:span></text:p>
      </style:header>
      <style:footer>
        <text:user-field-decls>
          <text:user-field-decl office:value-type="string" office:string-value="2" text:name="NumeroTema"/>
        </text:user-field-decls>
        <text:p text:style-name="Footer"><text:span text:style-name="MT1">CGFS. Desarrollo de </text:span>Aplicaciones<text:span text:style-name="MT1"> WEB<text:tab/><text:tab/></text:span><text:span text:style-name="MT1"><text:user-field-get text:name="NumeroTema">2</text:user-field-get></text:span><text:span text:style-name="MT1">.</text:span><text:span text:style-name="MT1"><text:page-number text:select-page="current">18</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3T10:38:38.334391144</meta:creation-date>
    <meta:editing-duration>PT6H4M30S</meta:editing-duration>
    <meta:editing-cycles>50</meta:editing-cycles>
    <meta:generator>LibreOffice/6.3.1.2$Linux_X86_64 LibreOffice_project/30$Build-2</meta:generator>
    <dc:title>Plantilla CEED</dc:title>
    <dc:date>2019-09-11T10:02:36.383998248</dc:date>
    <meta:print-date>2016-10-05T18:42:54.351624469</meta:print-date>
    <meta:document-statistic meta:table-count="5" meta:image-count="2" meta:object-count="0" meta:page-count="18" meta:paragraph-count="445" meta:word-count="3319" meta:character-count="21471" meta:non-whitespace-character-count="18488"/>
    <meta:template xlink:type="simple" xlink:actuate="onRequest" xlink:title="Plantilla CEED" xlink:href="../../../../../../Plantilla/Plantilla%20CEED.ott" meta:date="2016-09-23T10:38:38.127433422"/>
  </office:meta>
</office:document-meta>
</file>